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P8" style:family="paragraph">
      <style:text-properties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2cm" svg:height="0.86cm" svg:x="0.677cm" svg:y="2.84cm">
          <text:p text:style-name="P1"><text:span text:style-name="T1">B1</text:span></text:p>
        </draw:rect>
        <draw:frame draw:style-name="gr2" draw:text-style-name="P4" draw:layer="layout" svg:width="8.909cm" svg:height="1.136cm" svg:x="0.436cm" svg:y="1.004cm">
          <draw:text-box>
            <text:p text:style-name="P3"><text:span text:style-name="T2">HV hs=x vs=y [ <text:s text:c="19"/>]</text:span></text:p>
          </draw:text-box>
        </draw:frame>
        <draw:rect draw:style-name="gr1" draw:text-style-name="P2" draw:layer="layout" svg:width="0.92cm" svg:height="0.86cm" svg:x="1.925cm" svg:y="2.836cm">
          <text:p text:style-name="P1"><text:span text:style-name="T1">B2</text:span></text:p>
        </draw:rect>
        <draw:custom-shape draw:style-name="gr3" draw:text-style-name="P5" draw:layer="layout" svg:width="0.737cm" svg:height="0.448cm" svg:x="9.821cm" svg:y="1.451cm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5.42cm" svg:y="1.207cm">
          <text:p text:style-name="P1"><text:span text:style-name="T1">B1</text:span></text:p>
        </draw:rect>
        <draw:rect draw:style-name="gr4" draw:text-style-name="P6" draw:layer="layout" svg:width="0.92cm" svg:height="0.86cm" svg:x="6.643cm" svg:y="1.221cm">
          <text:p text:style-name="P1"><text:span text:style-name="T1">B2</text:span></text:p>
        </draw:rect>
        <draw:frame draw:style-name="gr2" draw:text-style-name="P7" draw:layer="layout" svg:width="1.311cm" svg:height="0.569cm" svg:x="13.608cm" svg:y="3.495cm">
          <draw:text-box>
            <text:p text:style-name="P3"><text:span text:style-name="T3">y lines</text:span></text:p>
          </draw:text-box>
        </draw:frame>
        <draw:line draw:style-name="gr5" draw:text-style-name="P5" draw:layer="layout" svg:x1="13.657cm" svg:y1="3.666cm" svg:x2="13.657cm" svg:y2="3.981cm">
          <text:p text:style-name="P3"/>
        </draw:line>
        <draw:rect draw:style-name="gr4" draw:text-style-name="P6" draw:layer="layout" svg:width="0.92cm" svg:height="0.86cm" svg:x="7.766cm" svg:y="1.219cm">
          <text:p text:style-name="P1"><text:span text:style-name="T1">B3</text:span></text:p>
        </draw:rect>
        <draw:rect draw:style-name="gr1" draw:text-style-name="P2" draw:layer="layout" svg:width="0.92cm" svg:height="0.86cm" svg:x="3.155cm" svg:y="2.839cm">
          <text:p text:style-name="P1"><text:span text:style-name="T1">B3</text:span></text:p>
        </draw:rect>
        <draw:rect draw:style-name="gr1" draw:text-style-name="P2" draw:layer="layout" svg:width="0.92cm" svg:height="0.86cm" svg:x="5.397cm" svg:y="2.836cm">
          <text:p text:style-name="P1"><text:span text:style-name="T1">B1</text:span></text:p>
        </draw:rect>
        <draw:rect draw:style-name="gr1" draw:text-style-name="P2" draw:layer="layout" svg:width="0.92cm" svg:height="0.86cm" svg:x="6.616cm" svg:y="2.837cm">
          <text:p text:style-name="P1"><text:span text:style-name="T1">B2</text:span></text:p>
        </draw:rect>
        <draw:rect draw:style-name="gr1" draw:text-style-name="P2" draw:layer="layout" svg:width="0.92cm" svg:height="0.86cm" svg:x="5.389cm" svg:y="3.953cm">
          <text:p text:style-name="P1"><text:span text:style-name="T1">B3</text:span></text:p>
        </draw:rect>
        <draw:rect draw:style-name="gr1" draw:text-style-name="P2" draw:layer="layout" svg:width="0.92cm" svg:height="0.86cm" svg:x="8.769cm" svg:y="2.841cm">
          <text:p text:style-name="P1"><text:span text:style-name="T1">B1</text:span></text:p>
        </draw:rect>
        <draw:rect draw:style-name="gr1" draw:text-style-name="P2" draw:layer="layout" svg:width="0.92cm" svg:height="0.86cm" svg:x="8.766cm" svg:y="3.961cm">
          <text:p text:style-name="P1"><text:span text:style-name="T1">B2</text:span></text:p>
        </draw:rect>
        <draw:rect draw:style-name="gr1" draw:text-style-name="P2" draw:layer="layout" svg:width="0.92cm" svg:height="0.86cm" svg:x="10.063cm" svg:y="3.951cm">
          <text:p text:style-name="P1"><text:span text:style-name="T1">B3</text:span></text:p>
        </draw:rect>
        <draw:rect draw:style-name="gr1" draw:text-style-name="P2" draw:layer="layout" svg:width="0.92cm" svg:height="0.86cm" svg:x="12.452cm" svg:y="2.833cm">
          <text:p text:style-name="P1"><text:span text:style-name="T1">B1</text:span></text:p>
        </draw:rect>
        <draw:rect draw:style-name="gr1" draw:text-style-name="P2" draw:layer="layout" svg:width="0.92cm" svg:height="0.86cm" svg:x="12.457cm" svg:y="3.963cm">
          <text:p text:style-name="P1"><text:span text:style-name="T1">B2</text:span></text:p>
        </draw:rect>
        <draw:rect draw:style-name="gr1" draw:text-style-name="P2" draw:layer="layout" svg:width="0.92cm" svg:height="0.86cm" svg:x="12.455cm" svg:y="5.043cm">
          <text:p text:style-name="P1"><text:span text:style-name="T1">B3</text:span></text:p>
        </draw:rect>
        <draw:frame draw:style-name="gr2" draw:text-style-name="P8" draw:layer="layout" svg:width="1.065cm" svg:height="0.962cm" svg:x="4.172cm" svg:y="2.807cm">
          <draw:text-box>
            <text:p text:style-name="P3"><text:span text:style-name="T4">or</text:span></text:p>
          </draw:text-box>
        </draw:frame>
        <draw:frame draw:style-name="gr2" draw:text-style-name="P8" draw:layer="layout" svg:width="1.065cm" svg:height="0.962cm" svg:x="7.632cm" svg:y="2.819cm">
          <draw:text-box>
            <text:p text:style-name="P3"><text:span text:style-name="T4">or</text:span></text:p>
          </draw:text-box>
        </draw:frame>
        <draw:frame draw:style-name="gr2" draw:text-style-name="P8" draw:layer="layout" svg:width="1.065cm" svg:height="0.962cm" svg:x="11.094cm" svg:y="2.828cm">
          <draw:text-box>
            <text:p text:style-name="P3"><text:span text:style-name="T4">or</text:span></text:p>
          </draw:text-box>
        </draw:frame>
        <draw:frame draw:style-name="gr2" draw:text-style-name="P7" draw:layer="layout" svg:width="1.628cm" svg:height="0.569cm" svg:x="9.135cm" svg:y="5.335cm">
          <draw:text-box>
            <text:p text:style-name="P3"><text:span text:style-name="T3">x spaces</text:span></text:p>
          </draw:text-box>
        </draw:frame>
        <draw:line draw:style-name="gr5" draw:text-style-name="P5" draw:layer="layout" svg:x1="10.076cm" svg:y1="5.2cm" svg:x2="9.695cm" svg:y2="5.2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1:16:15</dc:date>
    <dc:language>en-US</dc:language>
    <meta:editing-cycles>15</meta:editing-cycles>
    <meta:editing-duration>PT11H1M3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